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8.89cm">
          <text:p/>
        </draw:line>
        <draw:frame draw:style-name="gr3" draw:text-style-name="P5" draw:layer="layout" svg:width="5.08cm" svg:height="4.043cm" svg:x="0.635cm" svg:y="5.08cm">
          <draw:text-box>
            <text:p text:style-name="P4"><text:span text:style-name="T2">addPart</text:span></text:p>
            <text:p text:style-name="P4"><text:span text:style-name="T2">description</text:span></text:p>
            <text:p text:style-name="P4"><text:span text:style-name="T2">disposition</text:span></text:p>
            <text:p text:style-name="P4"><text:span text:style-name="T2">encoding</text:span></text:p>
            <text:p text:style-name="P4"><text:span text:style-name="T2">id</text:span></text:p>
            <text:p text:style-name="P4"><text:span text:style-name="T2">string</text:span></text:p>
            <text:p text:style-name="P4"><text:span text:style-name="T2">type</text:span></text:p>
            <text:p text:style-name="P4"><text:span text:style-name="T2"/></text:p>
          </draw:text-box>
        </draw:frame>
        <draw:line draw:style-name="gr2" draw:text-style-name="P3" draw:layer="layout" svg:x1="10.795cm" svg:y1="8.89cm" svg:x2="0.635cm" svg:y2="8.89cm">
          <text:p/>
        </draw:line>
        <draw:custom-shape draw:style-name="gr1" draw:text-style-name="P2" draw:layer="layout" svg:width="10.16cm" svg:height="0.635cm" svg:x="0.635cm" svg:y="1.905cm">
          <text:p text:style-name="P1"><text:span text:style-name="T1">MimeMultiPar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/>
        </draw:line>
        <draw:frame draw:style-name="gr4" draw:text-style-name="P5" draw:layer="layout" svg:width="6.35cm" svg:height="0.725cm" svg:x="0.635cm" svg:y="3.175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/>
        </draw:line>
        <draw:frame draw:style-name="gr5" draw:text-style-name="P4" draw:layer="layout" svg:width="5.08cm" svg:height="12.95cm" svg:x="10.795cm" svg:y="4.44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William Ashley</meta:initial-creator>
    <meta:creation-date>2007-06-19T13:48:44</meta:creation-date>
    <dc:creator>David Ashley</dc:creator>
    <dc:date>2009-05-19T08:42:06</dc:date>
    <dc:language>en-US</dc:language>
    <meta:editing-cycles>15</meta:editing-cycles>
    <meta:editing-duration>PT01H43M17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